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32cm" loext:contextual-spacing="false" fo:text-align="center" style:justify-single-word="false" style:writing-mode="page"/>
      <style:text-properties style:font-name="Roboto" officeooo:rsid="00069bc1" officeooo:paragraph-rsid="00069bc1"/>
    </style:style>
    <style:style style:name="P2" style:family="paragraph" style:parent-style-name="Standard">
      <style:paragraph-properties fo:margin-top="0cm" fo:margin-bottom="0.432cm" loext:contextual-spacing="false" style:writing-mode="page"/>
      <style:text-properties style:font-name="Roboto" officeooo:rsid="000888f7" officeooo:paragraph-rsid="0008e092"/>
    </style:style>
    <style:style style:name="P3" style:family="paragraph" style:parent-style-name="Standard">
      <style:paragraph-properties fo:margin-top="0cm" fo:margin-bottom="0.432cm" loext:contextual-spacing="false" style:writing-mode="page"/>
      <style:text-properties style:font-name="Roboto" fo:font-weight="bold" officeooo:rsid="000888f7" officeooo:paragraph-rsid="000888f7" style:font-weight-asian="bold" style:font-weight-complex="bold"/>
    </style:style>
    <style:style style:name="P4" style:family="paragraph" style:parent-style-name="Standard">
      <style:paragraph-properties fo:margin-top="0cm" fo:margin-bottom="0.432cm" loext:contextual-spacing="false" style:writing-mode="page"/>
      <style:text-properties style:font-name="Roboto" fo:font-weight="bold" officeooo:rsid="00093553" officeooo:paragraph-rsid="00093553" style:font-weight-asian="bold" style:font-weight-complex="bold"/>
    </style:style>
    <style:style style:name="P5" style:family="paragraph" style:parent-style-name="Standard">
      <style:paragraph-properties fo:margin-top="0cm" fo:margin-bottom="0.432cm" loext:contextual-spacing="false" style:writing-mode="page"/>
      <style:text-properties style:font-name="Roboto" fo:font-weight="bold" officeooo:rsid="000c2e5b" officeooo:paragraph-rsid="000c2e5b" style:font-weight-asian="bold" style:font-weight-complex="bold"/>
    </style:style>
    <style:style style:name="P6" style:family="paragraph" style:parent-style-name="Standard">
      <style:paragraph-properties fo:margin-top="0cm" fo:margin-bottom="0.432cm" loext:contextual-spacing="false" style:writing-mode="page"/>
      <style:text-properties style:font-name="Roboto" fo:font-weight="bold" officeooo:rsid="000e1099" officeooo:paragraph-rsid="000e1099" style:font-weight-asian="bold" style:font-weight-complex="bold"/>
    </style:style>
    <style:style style:name="P7" style:family="paragraph" style:parent-style-name="Standard">
      <style:paragraph-properties fo:margin-top="0cm" fo:margin-bottom="0.432cm" loext:contextual-spacing="false" style:writing-mode="page"/>
      <style:text-properties style:font-name="Roboto" fo:font-weight="bold" officeooo:rsid="0011e788" officeooo:paragraph-rsid="0011e788" style:font-weight-asian="bold" style:font-weight-complex="bold"/>
    </style:style>
    <style:style style:name="P8" style:family="paragraph" style:parent-style-name="Standard">
      <style:paragraph-properties fo:margin-top="0cm" fo:margin-bottom="0.432cm" loext:contextual-spacing="false" style:writing-mode="page"/>
      <style:text-properties style:font-name="Roboto" fo:font-weight="bold" officeooo:rsid="0017228c" officeooo:paragraph-rsid="0017228c" style:font-weight-asian="bold" style:font-weight-complex="bold"/>
    </style:style>
    <style:style style:name="P9" style:family="paragraph" style:parent-style-name="Standard">
      <style:paragraph-properties fo:margin-top="0cm" fo:margin-bottom="0.432cm" loext:contextual-spacing="false" style:writing-mode="page"/>
      <style:text-properties style:font-name="Roboto" officeooo:rsid="00093553" officeooo:paragraph-rsid="00093553"/>
    </style:style>
    <style:style style:name="P10" style:family="paragraph" style:parent-style-name="Standard">
      <style:paragraph-properties fo:margin-top="0cm" fo:margin-bottom="0.432cm" loext:contextual-spacing="false" style:writing-mode="page"/>
      <style:text-properties style:font-name="Roboto" officeooo:rsid="000c2e5b" officeooo:paragraph-rsid="000c2e5b"/>
    </style:style>
    <style:style style:name="P11" style:family="paragraph" style:parent-style-name="Standard">
      <style:paragraph-properties fo:margin-top="0cm" fo:margin-bottom="0.432cm" loext:contextual-spacing="false" style:writing-mode="page"/>
      <style:text-properties style:font-name="Roboto" fo:font-weight="normal" officeooo:rsid="000ec818" officeooo:paragraph-rsid="000ec818" style:font-weight-asian="normal" style:font-weight-complex="normal"/>
    </style:style>
    <style:style style:name="P12" style:family="paragraph" style:parent-style-name="Standard">
      <style:paragraph-properties fo:margin-top="0cm" fo:margin-bottom="0.432cm" loext:contextual-spacing="false" style:writing-mode="page"/>
      <style:text-properties style:font-name="Roboto" fo:font-weight="normal" officeooo:rsid="0011e788" officeooo:paragraph-rsid="0011e788" style:font-weight-asian="normal" style:font-weight-complex="normal"/>
    </style:style>
    <style:style style:name="P13" style:family="paragraph" style:parent-style-name="Standard">
      <style:paragraph-properties fo:margin-top="0cm" fo:margin-bottom="0.432cm" loext:contextual-spacing="false" style:writing-mode="page"/>
      <style:text-properties style:font-name="Roboto" fo:font-weight="normal" officeooo:rsid="0013f9b0" officeooo:paragraph-rsid="0013f9b0" style:font-weight-asian="normal" style:font-weight-complex="normal"/>
    </style:style>
    <style:style style:name="P14" style:family="paragraph" style:parent-style-name="Standard">
      <style:paragraph-properties fo:margin-top="0cm" fo:margin-bottom="0.432cm" loext:contextual-spacing="false" fo:break-before="page" style:writing-mode="page"/>
      <style:text-properties style:font-name="Roboto" fo:font-weight="normal" officeooo:rsid="0013f9b0" officeooo:paragraph-rsid="0013f9b0" style:font-weight-asian="normal" style:font-weight-complex="normal"/>
    </style:style>
    <style:style style:name="P15" style:family="paragraph" style:parent-style-name="Standard">
      <style:paragraph-properties fo:margin-top="0cm" fo:margin-bottom="0cm" loext:contextual-spacing="false" fo:text-align="center" style:justify-single-word="false" style:writing-mode="page"/>
      <style:text-properties style:font-name="Roboto" fo:font-size="14pt" fo:font-weight="bold" officeooo:rsid="00069bc1" officeooo:paragraph-rsid="00069bc1" style:font-size-asian="14pt" style:font-weight-asian="bold" style:font-size-complex="14pt" style:font-weight-complex="bold"/>
    </style:style>
    <style:style style:name="P16" style:family="paragraph" style:parent-style-name="Standard">
      <style:paragraph-properties fo:margin-top="0cm" fo:margin-bottom="0cm" loext:contextual-spacing="false" style:writing-mode="page"/>
      <style:text-properties style:font-name="DejaVu Sans Mono" fo:font-size="10pt" fo:font-weight="normal" officeooo:rsid="0013f9b0" officeooo:paragraph-rsid="0013f9b0" style:font-size-asian="10pt" style:font-weight-asian="normal" style:font-size-complex="10pt" style:font-weight-complex="normal"/>
    </style:style>
    <style:style style:name="P17" style:family="paragraph" style:parent-style-name="Standard">
      <style:paragraph-properties fo:margin-left="1cm" fo:margin-right="0cm" fo:margin-top="0cm" fo:margin-bottom="0cm" loext:contextual-spacing="false" fo:text-indent="0cm" style:auto-text-indent="false" style:writing-mode="page"/>
      <style:text-properties style:font-name="DejaVu Sans Mono" fo:font-size="10pt" fo:font-weight="normal" officeooo:rsid="0013f9b0" officeooo:paragraph-rsid="0013f9b0" style:font-size-asian="10pt" style:font-weight-asian="normal" style:font-size-complex="10pt" style:font-weight-complex="normal"/>
    </style:style>
    <style:style style:name="P18" style:family="paragraph" style:parent-style-name="Standard">
      <style:paragraph-properties fo:margin-top="0cm" fo:margin-bottom="0.432cm" loext:contextual-spacing="false" style:writing-mode="page"/>
      <style:text-properties style:font-name="Roboto" fo:font-weight="normal" officeooo:rsid="0018a930" officeooo:paragraph-rsid="0018a930" style:font-weight-asian="normal" style:font-weight-complex="normal"/>
    </style:style>
    <style:style style:name="P19" style:family="paragraph" style:parent-style-name="Standard">
      <style:paragraph-properties fo:margin-top="0cm" fo:margin-bottom="0.432cm" loext:contextual-spacing="false" style:writing-mode="page"/>
      <style:text-properties style:font-name="Roboto" fo:font-weight="normal" officeooo:rsid="001fcdea" officeooo:paragraph-rsid="0020c29f" style:font-weight-asian="normal" style:font-weight-complex="normal"/>
    </style:style>
    <style:style style:name="P20" style:family="paragraph" style:parent-style-name="Standard">
      <style:paragraph-properties fo:margin-top="0cm" fo:margin-bottom="0.432cm" loext:contextual-spacing="false" style:writing-mode="page"/>
      <style:text-properties style:font-name="Roboto" fo:font-weight="normal" officeooo:rsid="0020b6db" officeooo:paragraph-rsid="0020b6db" style:font-weight-asian="normal" style:font-weight-complex="normal"/>
    </style:style>
    <style:style style:name="P21" style:family="paragraph" style:parent-style-name="Standard">
      <style:paragraph-properties fo:margin-top="0cm" fo:margin-bottom="0.432cm" loext:contextual-spacing="false" style:writing-mode="page"/>
      <style:text-properties style:font-name="Roboto" fo:font-weight="bold" officeooo:rsid="001fcdea" officeooo:paragraph-rsid="001fcdea" style:font-weight-asian="bold" style:font-weight-complex="bold"/>
    </style:style>
    <style:style style:name="P22" style:family="paragraph" style:parent-style-name="Standard">
      <style:paragraph-properties fo:margin-left="1.251cm" fo:margin-right="0cm" fo:margin-top="0cm" fo:margin-bottom="0.432cm" loext:contextual-spacing="false" fo:text-indent="0cm" style:auto-text-indent="false" style:writing-mode="page"/>
      <style:text-properties style:font-name="Roboto" fo:font-weight="normal" officeooo:rsid="0020c29f" officeooo:paragraph-rsid="0020c29f" style:font-weight-asian="normal" style:font-weight-complex="normal"/>
    </style:style>
    <style:style style:name="P23" style:family="paragraph" style:parent-style-name="Standard">
      <style:paragraph-properties fo:margin-left="0cm" fo:margin-right="0cm" fo:margin-top="0cm" fo:margin-bottom="0.432cm" loext:contextual-spacing="false" fo:text-indent="0cm" style:auto-text-indent="false" style:writing-mode="page"/>
      <style:text-properties style:font-name="Roboto" fo:font-weight="normal" officeooo:rsid="0020c29f" officeooo:paragraph-rsid="0020c29f" style:font-weight-asian="normal" style:font-weight-complex="normal"/>
    </style:style>
    <style:style style:name="P24" style:family="paragraph" style:parent-style-name="Standard">
      <style:paragraph-properties fo:margin-left="0cm" fo:margin-right="0cm" fo:margin-top="0cm" fo:margin-bottom="0.432cm" loext:contextual-spacing="false" fo:text-indent="0cm" style:auto-text-indent="false" style:writing-mode="page"/>
      <style:text-properties style:font-name="Roboto" fo:font-weight="normal" officeooo:rsid="0020c29f" officeooo:paragraph-rsid="002228ce" style:font-weight-asian="normal" style:font-weight-complex="normal"/>
    </style:style>
    <style:style style:name="T1" style:family="text">
      <style:text-properties style:text-position="super 58%" fo:font-size="14pt"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08e092"/>
    </style:style>
    <style:style style:name="T4" style:family="text">
      <style:text-properties officeooo:rsid="000952a4"/>
    </style:style>
    <style:style style:name="T5" style:family="text">
      <style:text-properties fo:font-style="italic" style:font-style-asian="italic" style:font-style-complex="italic"/>
    </style:style>
    <style:style style:name="T6" style:family="text">
      <style:text-properties fo:font-style="italic" officeooo:rsid="000a7d84" style:font-style-asian="italic" style:font-style-complex="italic"/>
    </style:style>
    <style:style style:name="T7" style:family="text">
      <style:text-properties fo:font-style="italic" officeooo:rsid="000952a4" style:font-style-asian="italic" style:font-style-complex="italic"/>
    </style:style>
    <style:style style:name="T8" style:family="text">
      <style:text-properties officeooo:rsid="000e1099"/>
    </style:style>
    <style:style style:name="T9" style:family="text">
      <style:text-properties fo:font-style="normal" officeooo:rsid="000952a4" style:font-style-asian="normal" style:font-style-complex="normal"/>
    </style:style>
    <style:style style:name="T10" style:family="text">
      <style:text-properties officeooo:rsid="000f79f7"/>
    </style:style>
    <style:style style:name="T11" style:family="text">
      <style:text-properties officeooo:rsid="0012c6e4"/>
    </style:style>
    <style:style style:name="T12" style:family="text">
      <style:text-properties officeooo:rsid="001a6ecc"/>
    </style:style>
    <style:style style:name="T13" style:family="text">
      <style:text-properties officeooo:rsid="001c7488"/>
    </style:style>
    <style:style style:name="T14" style:family="text">
      <style:text-properties officeooo:rsid="0020c29f"/>
    </style:style>
    <style:style style:name="T15" style:family="text">
      <style:text-properties officeooo:rsid="002228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anco de Dados</text:p>
      <text:p text:style-name="P1"><text:span text:style-name="T2">Trabalho - 1</text:span><text:span text:style-name="T1">o</text:span><text:span text:style-name="T2"> Bimestre</text:span></text:p>
      <text:p text:style-name="P3">Introdução</text:p>
      <text:p text:style-name="P2">O objetivo desse trabalho é implementar um crawler que coleta dados de páginas HTML e os exporta em arquivos JSON. <text:span text:style-name="T3">Os dados extraídos são dados referentes a informações de produtos de sites de venda, mais especificamente de produtos relacionados a informática. Os sites usados para a extração dos dados foram Londritech (londritech.com.br), a qual é uma loja da cidade que também vende pela internet, e Pichau (pichau.com.br). Mais fontes de dados (outras lojas) serão inseridas futuramente.</text:span></text:p>
      <text:p text:style-name="P4">Implementação do Crawler</text:p>
      <text:p text:style-name="P9">O Crawler usado para a extração dos dados foi implementado em Java. Para o parsing e extração de dados das páginas HTML, foi usado a biblioteca <text:span text:style-name="T5">Jsou</text:span><text:span text:style-name="T6">p</text:span>. <text:span text:style-name="T4">Toda a operação de buscar a página no servidor do site e selecionar os dados na página é feito por essa biblioteca. Para a criação do arquivo JSON, a biblioteca </text:span><text:span text:style-name="T7">gson</text:span><text:span text:style-name="T4"> </text:span><text:span text:style-name="T9">foi usada.</text:span><text:span text:style-name="T4"> Algumas partes da extração foi feita usando multithreading, afim de agilizar o processo de extração.</text:span></text:p>
      <text:p text:style-name="P5">Londritech</text:p>
      <text:p text:style-name="P10">O processo de extração dos dados do site da Londritech foi feito em três etapas. Primeiro um parsing da homepage do site é feita, para a extração das URLs das categorias <text:span text:style-name="T8">do site. Em seguida, é feito o parsing de cada página de uma categoria, de forma a percorrer todas as páginas da mesma categoria, e extrair as URLs para a página de cada produto. Finalmente, o parsing de cada página de produto é feita, afim de extrair os dados sobre o produto.</text:span></text:p>
      <text:p text:style-name="P6">Pichau</text:p>
      <text:p text:style-name="P11">O processo de extração dos dados foi feito em duas etapas. O site já disponibiliza uma página <text:span text:style-name="T10">de um catálogo</text:span> com todos os produtos cadastrados no site. Portanto, a primeira etapa foi extrair as URLs das páginas dos produtos de todos as páginas do catálogo, em seguida extrair os dados dos produtos das respectivas páginas. </text:p>
      <text:p text:style-name="P7">Os dados coletados</text:p>
      <text:p text:style-name="P12">Os dados coletados formam uma estrutura com o nome do produto da mesma maneira que está mostrado no site, preço a vista, preço de cada parcela, máximo de parcelas para a opção de pagamento a prazo, <text:span text:style-name="T11">se está disponível em estoque e o nome da loja.</text:span></text:p>
      <text:p text:style-name="P13"/>
      <text:p text:style-name="P14">Os dados são colocados em um elemento JSON com a seguinte estrutura:</text:p>
      <text:p text:style-name="P17">{</text:p>
      <text:p text:style-name="P17"><text:s text:c="2"/>"nome": &lt;string&gt;,</text:p>
      <text:p text:style-name="P17"><text:s text:c="2"/>"preco": &lt;<text:span text:style-name="T13">double</text:span>&gt;,</text:p>
      <text:p text:style-name="P17"><text:s text:c="2"/>"parcelas": &lt;inteiro&gt;,</text:p>
      <text:p text:style-name="P17"><text:s text:c="2"/>"valorParcela": &lt;<text:span text:style-name="T13">double</text:span>&gt;,</text:p>
      <text:p text:style-name="P17"><text:s text:c="2"/>"disponivel": &lt;boolean&gt;,</text:p>
      <text:p text:style-name="P17"><text:s text:c="2"/>"loja": &lt;string&gt;</text:p>
      <text:p text:style-name="P17">}</text:p>
      <text:p text:style-name="P16"/>
      <text:p text:style-name="P8">Processamento dos dados extraídos</text:p>
      <text:p text:style-name="P18">Os dados extraídos serão usado para geração de orçamentos, de, por exemplo, um computador, <text:span text:style-name="T12">ou para comparação de preços entre os mesmos produtos em lojas diferentes. Relatórios e gráficos sobre a variação dos preços também podem ser gerados. Algum determinado produto pode estar disponível em apenas uma das lojas. Então, nesse caso, produtos muito parecidos podem ser considerados como igual na comparação de preços.</text:span></text:p>
      <text:p text:style-name="P21">Como executar o Crawler</text:p>
      <text:p text:style-name="P19">Para executar o Crawler, o arquivo Crawler.jar, ou a classe lmbenossi.Main.Main deve ser executada. <text:span text:style-name="T14">Os arquivos gson-2.8.5.jar e jsoup-1.11.3.jar deve estar na pasta lib. </text:span>Os dados extraídos serão salvos em dois arquivos no diretório em que o programa foi executado. Dois arquivos serão gerados: londritech.json e pichau.json.</text:p>
      <text:p text:style-name="P20">Para executar o arquivo Crawler.jar:</text:p>
      <text:p text:style-name="P22">java -jar Crawler.jar</text:p>
      <text:p text:style-name="P23">Para executar o código compilado diretamente:</text:p>
      <text:p text:style-name="P24"><text:tab/><text:span text:style-name="T15">java -cp lib/gson-2.8.5.jar:lib/jsoup-1.11.3.jar:bin lmbenossi.Main.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6:45:48.444477881</meta:creation-date>
    <dc:date>2018-06-13T13:32:32.451903515</dc:date>
    <meta:editing-duration>PT1H7M50S</meta:editing-duration>
    <meta:editing-cycles>28</meta:editing-cycles>
    <meta:generator>LibreOffice/5.2.7.2$Linux_X86_64 LibreOffice_project/20m0$Build-2</meta:generator>
    <meta:document-statistic meta:table-count="0" meta:image-count="0" meta:object-count="0" meta:page-count="2" meta:paragraph-count="29" meta:word-count="514" meta:character-count="3215" meta:non-whitespace-character-count="2716"/>
  </office:meta>
</office:document-meta>
</file>